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table>
      <mtr>
        <mtd>
          <mrow>
            <mtext>Intervall </mtext>
            <mspace width="0.5em"/>
            <mrow>
              <mo fence="true" stretchy="false">[</mo>
              <mrow>
                <mrow>
                  <mrow>
                    <mo stretchy="false">−</mo>
                    <msub>
                      <mi>x</mi>
                      <mn>0</mn>
                    </msub>
                  </mrow>
                  <mi>,</mi>
                  <msub>
                    <mi>x</mi>
                    <mn>0</mn>
                  </msub>
                </mrow>
              </mrow>
              <mo fence="true" stretchy="false">]</mo>
            </mrow>
          </mrow>
        </mtd>
      </mtr>
      <mtr>
        <mtd>
          <mrow>
            <msub>
              <mi>U</mi>
              <mi>n</mi>
            </msub>
            <mrow>
              <mo fence="true" stretchy="false">(</mo>
              <mrow>
                <mi>x</mi>
              </mrow>
              <mo fence="true" stretchy="false">)</mo>
            </mrow>
            <mspace width="0.5em"/>
            <mi mathvariant="normal">:</mi>
            <mspace width="0.5em"/>
            <mfrac>
              <mn>1</mn>
              <msqrt>
                <mrow>
                  <mn>2</mn>
                  <msub>
                    <mi>x</mi>
                    <mn>0</mn>
                  </msub>
                </mrow>
              </msqrt>
            </mfrac>
            <mspace width="0.5em"/>
            <mi>;</mi>
            <mspace width="2em"/>
            <mfrac>
              <mn>1</mn>
              <msqrt>
                <msub>
                  <mi>x</mi>
                  <mn>0</mn>
                </msub>
              </msqrt>
            </mfrac>
            <mspace width="0.5em"/>
            <mi>sin</mi>
            <mspace width="0.5em"/>
            <mrow>
              <mo fence="true" stretchy="true">(</mo>
              <mrow>
                <mrow>
                  <mfrac>
                    <mrow>
                      <mi>n</mi>
                      <mi mathvariant="normal">π</mi>
                    </mrow>
                    <msub>
                      <mi>x</mi>
                      <mn>0</mn>
                    </msub>
                  </mfrac>
                  <mi>x</mi>
                </mrow>
              </mrow>
              <mo fence="true" stretchy="true">)</mo>
            </mrow>
            <mspace width="0.5em"/>
            <mi>,</mi>
            <mspace width="0.5em"/>
            <mfrac>
              <mn>1</mn>
              <msqrt>
                <msub>
                  <mi>x</mi>
                  <mn>0</mn>
                </msub>
              </msqrt>
            </mfrac>
            <mspace width="0.5em"/>
            <mi>cos</mi>
            <mspace width="0.5em"/>
            <mrow>
              <mo fence="true" stretchy="true">(</mo>
              <mrow>
                <mrow>
                  <mfrac>
                    <mrow>
                      <mi>n</mi>
                      <mi mathvariant="normal">π</mi>
                    </mrow>
                    <msub>
                      <mi>x</mi>
                      <mn>0</mn>
                    </msub>
                  </mfrac>
                  <mi>x</mi>
                </mrow>
              </mrow>
              <mo fence="true" stretchy="true">)</mo>
            </mrow>
          </mrow>
        </mtd>
      </mtr>
      <mtr>
        <mtd columnalign="left">
          <mrow>
            <mspace width="16em"/>
            <mrow>
              <mo fence="true" stretchy="false">(</mo>
              <mrow>
                <mrow>
                  <mi>n</mi>
                  <mo stretchy="false">=</mo>
                  <mn>0</mn>
                </mrow>
              </mrow>
              <mo fence="true" stretchy="false">)</mo>
            </mrow>
            <mspace width="2em"/>
            <mrow>
              <mo fence="true" stretchy="false">(</mo>
              <mrow>
                <mrow>
                  <mrow>
                    <mi>n</mi>
                    <mo stretchy="false">=</mo>
                    <mn>1,2,</mn>
                  </mrow>
                  <mo stretchy="false">…</mo>
                </mrow>
              </mrow>
              <mo fence="true" stretchy="false">)</mo>
            </mrow>
          </mrow>
        </mtd>
      </mtr>
    </mtable>
    <annotation encoding="StarMath 5.0">"Intervall " ` [ -x_0 , x_0 ] newline
U_n( x ) `:` 1 over sqrt{ 2 x_0 } `;~ 1 over sqrt{ x_0 } ` sin ` left ( {n %pi} over {x_0} x right ) `,` 1 over sqrt{ x_0 } ` cos ` left ( {n %pi} over {x_0} x right ) newline
alignl ~~~~~~~~ ( n=0 ) ~ ( n=1,2,dotslow 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5T14:27:47.700000000</meta:creation-date>
    <meta:generator>LibreOffice/4.2.4.2$Windows_x86 LibreOffice_project/63150712c6d317d27ce2db16eb94c2f3d7b699f8</meta:generator>
  </office:meta>
</office:document-meta>
</file>